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120.9pt"/>
    </style:style>
    <style:style style:name="co3" style:family="table-column">
      <style:table-column-properties fo:break-before="auto" style:column-width="222.55pt"/>
    </style:style>
    <style:style style:name="co4" style:family="table-column">
      <style:table-column-properties fo:break-before="auto" style:column-width="94.56pt"/>
    </style:style>
    <style:style style:name="co5" style:family="table-column">
      <style:table-column-properties fo:break-before="auto" style:column-width="250.1pt"/>
    </style:style>
    <style:style style:name="co6" style:family="table-column">
      <style:table-column-properties fo:break-before="auto" style:column-width="103.55pt"/>
    </style:style>
    <style:style style:name="co7" style:family="table-column">
      <style:table-column-properties fo:break-before="auto" style:column-width="268.6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 table:number-columns-repeated="2"/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property2</text:p>
          </table:table-cell>
          <table:table-cell table:style-name="Default"/>
          <table:table-cell office:value-type="string" calcext:value-type="string">
            <text:p>property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=? [ true U[0,2100] ((LacI &lt; 20) &amp; (TetR &gt; 40)) ]</text:p>
          </table:table-cell>
          <table:table-cell/>
          <table:table-cell office:value-type="string" calcext:value-type="string">
            <text:p>P=? [ true U[0,2100] ((LacI &lt; 40) &amp; (TetR &gt; 20)) ]</text:p>
          </table:table-cell>
          <table:table-cell table:style-name="Default"/>
          <table:table-cell office:value-type="string" calcext:value-type="string">
            <text:p>P=? [ true U[0,2100] <text:s/>(TetR &gt; 50) ]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Control</text:p>
          </table:table-cell>
          <table:table-cell/>
          <table:table-cell office:value-type="float" office:value="0.500001221204221" calcext:value-type="float">
            <text:p>0.500001221204221</text:p>
          </table:table-cell>
          <table:table-cell/>
          <table:table-cell office:value-type="float" office:value="0.50672913365474" calcext:value-type="float">
            <text:p>0.50672913365474</text:p>
          </table:table-cell>
          <table:table-cell office:value-type="string" calcext:value-type="string">
            <text:p>0 100</text:p>
          </table:table-cell>
          <table:table-cell office:value-type="float" office:value="0.499999964599059" calcext:value-type="float">
            <text:p>0.49999996459905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tR: </text:p>
          </table:table-cell>
          <table:table-cell office:value-type="string" calcext:value-type="string">
            <text:p>0 40 10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LacI: </text:p>
          </table:table-cell>
          <table:table-cell office:value-type="string" calcext:value-type="string">
            <text:p>0 20 100</text:p>
          </table:table-cell>
          <table:table-cell office:value-type="float" office:value="0.742320530995084" calcext:value-type="float">
            <text:p>0.742320530995084</text:p>
          </table:table-cell>
          <table:table-cell office:value-type="float" office:value="40" calcext:value-type="float">
            <text:p>40</text:p>
          </table:table-cell>
          <table:table-cell office:value-type="float" office:value="0.915898677634664" calcext:value-type="float">
            <text:p>0.915898677634664</text:p>
          </table:table-cell>
          <table:table-cell office:value-type="string" calcext:value-type="string">
            <text:p>0 100</text:p>
          </table:table-cell>
          <table:table-cell office:value-type="float" office:value="0.999983158257406" calcext:value-type="float">
            <text:p>0.99998315825740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tR: </text:p>
          </table:table-cell>
          <table:table-cell office:value-type="string" calcext:value-type="string">
            <text:p>0 39 40 100</text:p>
          </table:table-cell>
          <table:table-cell/>
          <table:table-cell table:style-name="ce1" office:value-type="string" calcext:value-type="string">
            <text:p>20 21</text:p>
          </table:table-cell>
          <table:table-cell/>
          <table:table-cell office:value-type="string" calcext:value-type="string">
            <text:p>50 51</text:p>
          </table:table-cell>
          <table:table-cell/>
        </table:table-row>
        <table:table-row table:style-name="ro1">
          <table:table-cell office:value-type="string" calcext:value-type="string">
            <text:p>LacI: </text:p>
          </table:table-cell>
          <table:table-cell office:value-type="string" calcext:value-type="string">
            <text:p>0 19 20 100</text:p>
          </table:table-cell>
          <table:table-cell office:value-type="float" office:value="0.559137255526574" calcext:value-type="float">
            <text:p>0.559137255526574</text:p>
          </table:table-cell>
          <table:table-cell table:style-name="ce1" office:value-type="string" calcext:value-type="string">
            <text:p>39 40</text:p>
          </table:table-cell>
          <table:table-cell office:value-type="float" office:value="0.801055616396283" calcext:value-type="float">
            <text:p>0.801055616396283</text:p>
          </table:table-cell>
          <table:table-cell office:value-type="string" calcext:value-type="string">
            <text:p>0 100</text:p>
          </table:table-cell>
          <table:table-cell office:value-type="float" office:value="0.999955740910695" calcext:value-type="float">
            <text:p>0.999955740910695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TetR: </text:p>
          </table:table-cell>
          <table:table-cell office:value-type="string" calcext:value-type="string">
            <text:p>0 38 39 40 41 100</text:p>
          </table:table-cell>
          <table:table-cell/>
          <table:table-cell table:style-name="ce1" office:value-type="string" calcext:value-type="string">
            <text:p>19 20 21 22</text:p>
          </table:table-cell>
          <table:table-cell/>
          <table:table-cell office:value-type="string" calcext:value-type="string">
            <text:p>49 50 51 52</text:p>
          </table:table-cell>
          <table:table-cell/>
        </table:table-row>
        <table:table-row table:style-name="ro1">
          <table:table-cell office:value-type="string" calcext:value-type="string">
            <text:p>LacI: </text:p>
          </table:table-cell>
          <table:table-cell office:value-type="string" calcext:value-type="string">
            <text:p>0 18 19 20 21 100</text:p>
          </table:table-cell>
          <table:table-cell office:value-type="float" office:value="0.589621902475185" calcext:value-type="float">
            <text:p>0.589621902475185</text:p>
          </table:table-cell>
          <table:table-cell table:style-name="ce1" office:value-type="string" calcext:value-type="string">
            <text:p>38 39 40 41</text:p>
          </table:table-cell>
          <table:table-cell office:value-type="float" office:value="0.753459577715904" calcext:value-type="float">
            <text:p>0.753459577715904</text:p>
          </table:table-cell>
          <table:table-cell office:value-type="string" calcext:value-type="string">
            <text:p>0 100</text:p>
          </table:table-cell>
          <table:table-cell office:value-type="float" office:value="0.999953317477975" calcext:value-type="float">
            <text:p>0.999953317477975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TetR: </text:p>
          </table:table-cell>
          <table:table-cell office:value-type="string" calcext:value-type="string">
            <text:p>0 37 38 39 40 41 42 100</text:p>
          </table:table-cell>
          <table:table-cell/>
          <table:table-cell table:style-name="ce1" office:value-type="string" calcext:value-type="string">
            <text:p>18 19 20 21 22 23</text:p>
          </table:table-cell>
          <table:table-cell/>
          <table:table-cell office:value-type="string" calcext:value-type="string">
            <text:p>48 49 50 51 52 53</text:p>
          </table:table-cell>
          <table:table-cell/>
        </table:table-row>
        <table:table-row table:style-name="ro1">
          <table:table-cell office:value-type="string" calcext:value-type="string">
            <text:p>LacI: </text:p>
          </table:table-cell>
          <table:table-cell office:value-type="string" calcext:value-type="string">
            <text:p>0 17 18 19 20 21 22 100</text:p>
          </table:table-cell>
          <table:table-cell office:value-type="float" office:value="0.544454913955082" calcext:value-type="float">
            <text:p>0.544454913955082</text:p>
          </table:table-cell>
          <table:table-cell table:style-name="ce1" office:value-type="string" calcext:value-type="string">
            <text:p>37 38 39 40 41 42</text:p>
          </table:table-cell>
          <table:table-cell office:value-type="float" office:value="0.73979420584587" calcext:value-type="float">
            <text:p>0.73979420584587</text:p>
          </table:table-cell>
          <table:table-cell office:value-type="string" calcext:value-type="string">
            <text:p>0 100</text:p>
          </table:table-cell>
          <table:table-cell office:value-type="float" office:value="0.999954294858604" calcext:value-type="float">
            <text:p>0.9999542948586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3:40:43.516031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7T14:39:20.303724017</meta:creation-date>
    <dc:date>2021-05-12T15:04:04.168494501</dc:date>
    <meta:editing-duration>PT56M39S</meta:editing-duration>
    <meta:editing-cycles>2</meta:editing-cycles>
    <meta:generator>LibreOffice/6.0.7.3$Linux_X86_64 LibreOffice_project/00m0$Build-3</meta:generator>
    <meta:document-statistic meta:table-count="1" meta:cell-count="55" meta:object-count="0"/>
  </office:meta>
</office:document-meta>
</file>